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D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4*"/>
    </style:style>
    <style:style style:name="Table5.B"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c051" officeooo:paragraph-rsid="001cc051"/>
    </style:style>
    <style:style style:name="P2" style:family="paragraph" style:parent-style-name="Standard">
      <style:text-properties officeooo:rsid="001e2b01" officeooo:paragraph-rsid="001e2b01"/>
    </style:style>
    <style:style style:name="P3" style:family="paragraph" style:parent-style-name="Standard">
      <style:text-properties officeooo:rsid="002283f3" officeooo:paragraph-rsid="002283f3"/>
    </style:style>
    <style:style style:name="P4" style:family="paragraph" style:parent-style-name="Standard">
      <style:text-properties officeooo:rsid="00248a28" officeooo:paragraph-rsid="00248a28"/>
    </style:style>
    <style:style style:name="P5" style:family="paragraph" style:parent-style-name="Standard">
      <style:text-properties officeooo:rsid="0025de5f" officeooo:paragraph-rsid="0025de5f"/>
    </style:style>
    <style:style style:name="P6" style:family="paragraph" style:parent-style-name="Standard">
      <style:text-properties officeooo:rsid="0027205f" officeooo:paragraph-rsid="0027205f"/>
    </style:style>
    <style:style style:name="P7" style:family="paragraph" style:parent-style-name="Standard">
      <style:text-properties officeooo:rsid="0027a4f4" officeooo:paragraph-rsid="0027a4f4"/>
    </style:style>
    <style:style style:name="P8" style:family="paragraph" style:parent-style-name="Standard">
      <style:text-properties officeooo:rsid="0029a34c" officeooo:paragraph-rsid="0029a34c"/>
    </style:style>
    <style:style style:name="P9" style:family="paragraph" style:parent-style-name="Standard">
      <style:text-properties officeooo:rsid="002e4927" officeooo:paragraph-rsid="002e4927"/>
    </style:style>
    <style:style style:name="P10" style:family="paragraph" style:parent-style-name="Standard">
      <style:text-properties style:text-position="0% 100%" fo:font-size="18pt" fo:font-weight="bold" officeooo:rsid="0027a4f4" officeooo:paragraph-rsid="0027a4f4" style:font-weight-asian="bold" style:font-weight-complex="bold"/>
    </style:style>
    <style:style style:name="P11" style:family="paragraph" style:parent-style-name="Standard">
      <style:text-properties style:text-position="0% 100%" fo:font-size="18pt" fo:font-weight="bold" officeooo:rsid="002e4927" officeooo:paragraph-rsid="002e4927" style:font-weight-asian="bold" style:font-weight-complex="bold"/>
    </style:style>
    <style:style style:name="P12" style:family="paragraph" style:parent-style-name="Standard">
      <style:text-properties fo:font-weight="bold" officeooo:rsid="0055cff4" officeooo:paragraph-rsid="0055cff4" style:font-weight-asian="bold" style:font-weight-complex="bold"/>
    </style:style>
    <style:style style:name="P13" style:family="paragraph" style:parent-style-name="Standard">
      <style:text-properties fo:font-weight="bold" officeooo:rsid="0056defc" officeooo:paragraph-rsid="0056defc" style:font-weight-asian="bold" style:font-weight-complex="bold"/>
    </style:style>
    <style:style style:name="P14" style:family="paragraph" style:parent-style-name="Standard">
      <style:text-properties fo:font-size="16pt" fo:font-weight="bold" officeooo:rsid="001cc051" officeooo:paragraph-rsid="001cc051" style:font-weight-asian="bold" style:font-weight-complex="bold"/>
    </style:style>
    <style:style style:name="P15" style:family="paragraph" style:parent-style-name="Standard">
      <style:text-properties fo:font-size="16pt" fo:font-style="italic" fo:font-weight="bold" officeooo:rsid="0046ca15" officeooo:paragraph-rsid="0046ca15" style:font-style-asian="italic" style:font-weight-asian="bold" style:font-style-complex="italic" style:font-weight-complex="bold"/>
    </style:style>
    <style:style style:name="P16" style:family="paragraph" style:parent-style-name="Standard">
      <style:text-properties fo:font-size="16pt" fo:font-style="italic" fo:font-weight="bold" officeooo:rsid="0049afb2" officeooo:paragraph-rsid="0049afb2" style:font-style-asian="italic" style:font-weight-asian="bold" style:font-style-complex="italic" style:font-weight-complex="bold"/>
    </style:style>
    <style:style style:name="P17" style:family="paragraph" style:parent-style-name="Standard">
      <style:text-properties officeooo:rsid="002f6602" officeooo:paragraph-rsid="002f6602"/>
    </style:style>
    <style:style style:name="P18" style:family="paragraph" style:parent-style-name="Standard">
      <style:text-properties officeooo:rsid="00359ea7" officeooo:paragraph-rsid="00359ea7"/>
    </style:style>
    <style:style style:name="P19" style:family="paragraph" style:parent-style-name="Standard">
      <style:text-properties officeooo:rsid="00361617" officeooo:paragraph-rsid="00361617"/>
    </style:style>
    <style:style style:name="P20" style:family="paragraph" style:parent-style-name="Standard">
      <style:text-properties fo:font-style="italic" officeooo:rsid="00361617" officeooo:paragraph-rsid="00361617" style:font-style-asian="italic" style:font-style-complex="italic"/>
    </style:style>
    <style:style style:name="P21" style:family="paragraph" style:parent-style-name="Standard">
      <style:text-properties fo:font-style="italic" officeooo:rsid="00361617" officeooo:paragraph-rsid="003b5048" style:font-style-asian="italic" style:font-style-complex="italic"/>
    </style:style>
    <style:style style:name="P22" style:family="paragraph" style:parent-style-name="Standard">
      <style:text-properties fo:font-style="italic" officeooo:rsid="00374e35" officeooo:paragraph-rsid="00374e35" style:font-style-asian="italic" style:font-style-complex="italic"/>
    </style:style>
    <style:style style:name="P23" style:family="paragraph" style:parent-style-name="Standard">
      <style:text-properties fo:font-style="italic" officeooo:rsid="00374e35" officeooo:paragraph-rsid="003b5048" style:font-style-asian="italic" style:font-style-complex="italic"/>
    </style:style>
    <style:style style:name="P24" style:family="paragraph" style:parent-style-name="Standard">
      <style:text-properties fo:font-style="italic" officeooo:rsid="00374e35" officeooo:paragraph-rsid="003ca636" style:font-style-asian="italic" style:font-style-complex="italic"/>
    </style:style>
    <style:style style:name="P25" style:family="paragraph" style:parent-style-name="Standard">
      <style:text-properties fo:font-style="italic" officeooo:rsid="003fea14" officeooo:paragraph-rsid="003fea14" style:font-style-asian="italic" style:font-style-complex="italic"/>
    </style:style>
    <style:style style:name="P26" style:family="paragraph" style:parent-style-name="Standard">
      <style:text-properties fo:font-style="italic" officeooo:rsid="0042d085" officeooo:paragraph-rsid="0043e8b8" style:font-style-asian="italic" style:font-style-complex="italic"/>
    </style:style>
    <style:style style:name="P27" style:family="paragraph" style:parent-style-name="Standard">
      <style:text-properties fo:font-style="italic" officeooo:rsid="00447903" officeooo:paragraph-rsid="00447903" style:font-style-asian="italic" style:font-style-complex="italic"/>
    </style:style>
    <style:style style:name="P28" style:family="paragraph" style:parent-style-name="Standard">
      <style:text-properties fo:font-size="12pt" fo:font-style="italic" fo:font-weight="normal" officeooo:rsid="0046ca15" officeooo:paragraph-rsid="0046ca15" style:font-style-asian="italic" style:font-weight-asian="normal" style:font-style-complex="italic" style:font-weight-complex="normal"/>
    </style:style>
    <style:style style:name="P29" style:family="paragraph" style:parent-style-name="Standard">
      <style:text-properties fo:font-size="12pt" fo:font-style="italic" fo:font-weight="normal" officeooo:rsid="0047cfb6" officeooo:paragraph-rsid="0047cfb6" style:font-style-asian="italic" style:font-weight-asian="normal" style:font-style-complex="italic" style:font-weight-complex="normal"/>
    </style:style>
    <style:style style:name="P30" style:family="paragraph" style:parent-style-name="Standard">
      <style:text-properties fo:font-size="12pt" fo:font-style="italic" fo:font-weight="normal" officeooo:rsid="0049afb2" officeooo:paragraph-rsid="0049afb2" style:font-style-asian="italic" style:font-weight-asian="normal" style:font-style-complex="italic" style:font-weight-complex="normal"/>
    </style:style>
    <style:style style:name="P31" style:family="paragraph" style:parent-style-name="Standard">
      <style:text-properties fo:font-size="12pt" fo:font-style="italic" fo:font-weight="normal" officeooo:rsid="004a4c10" officeooo:paragraph-rsid="004a4c10" style:font-style-asian="italic" style:font-weight-asian="normal" style:font-style-complex="italic" style:font-weight-complex="normal"/>
    </style:style>
    <style:style style:name="P32" style:family="paragraph" style:parent-style-name="Standard">
      <style:text-properties fo:font-size="12pt" fo:font-style="italic" fo:font-weight="normal" officeooo:rsid="004b65ee" officeooo:paragraph-rsid="004b65ee" style:font-style-asian="italic" style:font-weight-asian="normal" style:font-style-complex="italic" style:font-weight-complex="normal"/>
    </style:style>
    <style:style style:name="P33" style:family="paragraph" style:parent-style-name="Standard">
      <style:text-properties fo:font-size="12pt" fo:font-style="italic" fo:font-weight="normal" officeooo:rsid="00583e83" officeooo:paragraph-rsid="00583e83" style:font-style-asian="italic" style:font-weight-asian="normal" style:font-style-complex="italic" style:font-weight-complex="normal"/>
    </style:style>
    <style:style style:name="P34" style:family="paragraph" style:parent-style-name="Standard">
      <style:text-properties fo:font-size="12pt" fo:font-style="italic" fo:font-weight="normal" officeooo:rsid="005cfd44" officeooo:paragraph-rsid="005cfd44" style:font-style-asian="italic" style:font-weight-asian="normal" style:font-style-complex="italic" style:font-weight-complex="normal"/>
    </style:style>
    <style:style style:name="P35" style:family="paragraph" style:parent-style-name="Standard">
      <style:text-properties officeooo:rsid="004f0762" officeooo:paragraph-rsid="004f0762"/>
    </style:style>
    <style:style style:name="P36" style:family="paragraph" style:parent-style-name="Standard">
      <style:text-properties officeooo:rsid="004f0762" officeooo:paragraph-rsid="004f7c3a"/>
    </style:style>
    <style:style style:name="P37" style:family="paragraph" style:parent-style-name="Standard">
      <style:text-properties officeooo:rsid="004f7c3a" officeooo:paragraph-rsid="004f7c3a"/>
    </style:style>
    <style:style style:name="P38" style:family="paragraph" style:parent-style-name="Table_20_Contents">
      <style:text-properties fo:font-size="12pt" officeooo:rsid="00583e83" officeooo:paragraph-rsid="00583e83"/>
    </style:style>
    <style:style style:name="P39" style:family="paragraph" style:parent-style-name="Table_20_Contents">
      <style:text-properties fo:font-size="12pt" officeooo:rsid="00595298" officeooo:paragraph-rsid="00595298"/>
    </style:style>
    <style:style style:name="P40" style:family="paragraph" style:parent-style-name="Table_20_Contents">
      <style:text-properties fo:font-size="12pt" officeooo:rsid="005ac804" officeooo:paragraph-rsid="005ac804"/>
    </style:style>
    <style:style style:name="P41" style:family="paragraph" style:parent-style-name="Table_20_Contents">
      <style:text-properties fo:font-size="12pt" officeooo:rsid="005b3a91" officeooo:paragraph-rsid="005b3a91"/>
    </style:style>
    <style:style style:name="P42" style:family="paragraph" style:parent-style-name="Table_20_Contents">
      <style:text-properties fo:font-size="12pt" officeooo:rsid="005b8973" officeooo:paragraph-rsid="005b8973"/>
    </style:style>
    <style:style style:name="P43" style:family="paragraph" style:parent-style-name="Table_20_Contents">
      <style:text-properties fo:font-size="12pt" officeooo:rsid="005bb020" officeooo:paragraph-rsid="005bb020"/>
    </style:style>
    <style:style style:name="P44" style:family="paragraph" style:parent-style-name="Table_20_Contents">
      <style:text-properties fo:font-size="12pt" officeooo:rsid="005cdc2f" officeooo:paragraph-rsid="005cdc2f"/>
    </style:style>
    <style:style style:name="P45" style:family="paragraph" style:parent-style-name="Table_20_Contents">
      <style:text-properties fo:font-size="12pt" officeooo:rsid="005cdc2f" officeooo:paragraph-rsid="00614bf0"/>
    </style:style>
    <style:style style:name="P46" style:family="paragraph" style:parent-style-name="Table_20_Contents">
      <style:text-properties fo:font-size="12pt" officeooo:rsid="005cfd44" officeooo:paragraph-rsid="005cfd44"/>
    </style:style>
    <style:style style:name="P47" style:family="paragraph" style:parent-style-name="Table_20_Contents">
      <style:text-properties fo:font-size="12pt" officeooo:rsid="005ea5cb" officeooo:paragraph-rsid="005ea5cb"/>
    </style:style>
    <style:style style:name="P48" style:family="paragraph" style:parent-style-name="Table_20_Contents">
      <style:text-properties fo:font-size="12pt" officeooo:rsid="00607bff" officeooo:paragraph-rsid="00607bff"/>
    </style:style>
    <style:style style:name="P49" style:family="paragraph" style:parent-style-name="Table_20_Contents">
      <style:text-properties fo:font-size="12pt" officeooo:rsid="00614bf0" officeooo:paragraph-rsid="00614bf0"/>
    </style:style>
    <style:style style:name="P50" style:family="paragraph" style:parent-style-name="Table_20_Contents">
      <style:text-properties fo:font-size="12pt" officeooo:rsid="0061c802" officeooo:paragraph-rsid="0061c802"/>
    </style:style>
    <style:style style:name="P51" style:family="paragraph" style:parent-style-name="Table_20_Contents">
      <style:text-properties fo:font-size="12pt" officeooo:rsid="006563ca" officeooo:paragraph-rsid="006563ca"/>
    </style:style>
    <style:style style:name="T1" style:family="text">
      <style:text-properties officeooo:rsid="001fc309"/>
    </style:style>
    <style:style style:name="T2" style:family="text">
      <style:text-properties officeooo:rsid="0021a31d"/>
    </style:style>
    <style:style style:name="T3" style:family="text">
      <style:text-properties officeooo:rsid="00229999"/>
    </style:style>
    <style:style style:name="T4" style:family="text">
      <style:text-properties officeooo:rsid="002fbbee"/>
    </style:style>
    <style:style style:name="T5" style:family="text">
      <style:text-properties officeooo:rsid="00300645"/>
    </style:style>
    <style:style style:name="T6" style:family="text">
      <style:text-properties officeooo:rsid="0030b04a"/>
    </style:style>
    <style:style style:name="T7" style:family="text">
      <style:text-properties officeooo:rsid="00318fb2"/>
    </style:style>
    <style:style style:name="T8" style:family="text">
      <style:text-properties officeooo:rsid="0031e8ff"/>
    </style:style>
    <style:style style:name="T9" style:family="text">
      <style:text-properties officeooo:rsid="0033ab2b"/>
    </style:style>
    <style:style style:name="T10" style:family="text">
      <style:text-properties fo:font-style="normal" style:font-style-asian="normal" style:font-style-complex="normal"/>
    </style:style>
    <style:style style:name="T11" style:family="text">
      <style:text-properties fo:font-style="normal" officeooo:rsid="00376fdc" style:font-style-asian="normal" style:font-style-complex="normal"/>
    </style:style>
    <style:style style:name="T12" style:family="text">
      <style:text-properties fo:font-style="normal" officeooo:rsid="00395bb4" style:font-style-asian="normal" style:font-style-complex="normal"/>
    </style:style>
    <style:style style:name="T13" style:family="text">
      <style:text-properties fo:font-style="normal" officeooo:rsid="00399cf1" style:font-style-asian="normal" style:font-style-complex="normal"/>
    </style:style>
    <style:style style:name="T14" style:family="text">
      <style:text-properties fo:font-style="normal" officeooo:rsid="003b5048" style:font-style-asian="normal" style:font-style-complex="normal"/>
    </style:style>
    <style:style style:name="T15" style:family="text">
      <style:text-properties fo:font-style="normal" officeooo:rsid="003ca636" style:font-style-asian="normal" style:font-style-complex="normal"/>
    </style:style>
    <style:style style:name="T16" style:family="text">
      <style:text-properties fo:font-style="normal" officeooo:rsid="003d4dc3" style:font-style-asian="normal" style:font-style-complex="normal"/>
    </style:style>
    <style:style style:name="T17" style:family="text">
      <style:text-properties fo:font-style="normal" officeooo:rsid="003ecc63" style:font-style-asian="normal" style:font-style-complex="normal"/>
    </style:style>
    <style:style style:name="T18" style:family="text">
      <style:text-properties fo:font-style="normal" officeooo:rsid="003fea14" style:font-style-asian="normal" style:font-style-complex="normal"/>
    </style:style>
    <style:style style:name="T19" style:family="text">
      <style:text-properties fo:font-style="normal" officeooo:rsid="0040beba" style:font-style-asian="normal" style:font-style-complex="normal"/>
    </style:style>
    <style:style style:name="T20" style:family="text">
      <style:text-properties fo:font-style="normal" officeooo:rsid="0043e8b8" style:font-style-asian="normal" style:font-style-complex="normal"/>
    </style:style>
    <style:style style:name="T21" style:family="text">
      <style:text-properties fo:font-style="normal" officeooo:rsid="004408fa" style:font-style-asian="normal" style:font-style-complex="normal"/>
    </style:style>
    <style:style style:name="T22" style:family="text">
      <style:text-properties fo:font-style="normal" officeooo:rsid="004624e4" style:font-style-asian="normal" style:font-style-complex="normal"/>
    </style:style>
    <style:style style:name="T23" style:family="text">
      <style:text-properties fo:font-style="normal" officeooo:rsid="004b65ee" style:font-style-asian="normal" style:font-style-complex="normal"/>
    </style:style>
    <style:style style:name="T24" style:family="text">
      <style:text-properties fo:font-style="normal" officeooo:rsid="004c177d" style:font-style-asian="normal" style:font-style-complex="normal"/>
    </style:style>
    <style:style style:name="T25" style:family="text">
      <style:text-properties fo:font-style="normal" officeooo:rsid="006364ff" style:font-style-asian="normal" style:font-style-complex="normal"/>
    </style:style>
    <style:style style:name="T26" style:family="text">
      <style:text-properties officeooo:rsid="00376fdc"/>
    </style:style>
    <style:style style:name="T27" style:family="text">
      <style:text-properties officeooo:rsid="00395bb4"/>
    </style:style>
    <style:style style:name="T28" style:family="text">
      <style:text-properties fo:font-weight="bold" style:font-weight-asian="bold" style:font-weight-complex="bold"/>
    </style:style>
    <style:style style:name="T29" style:family="text">
      <style:text-properties fo:font-weight="bold" officeooo:rsid="004f7c3a" style:font-weight-asian="bold" style:font-weight-complex="bold"/>
    </style:style>
    <style:style style:name="T30" style:family="text">
      <style:text-properties officeooo:rsid="004fd4d0"/>
    </style:style>
    <style:style style:name="T31" style:family="text">
      <style:text-properties officeooo:rsid="005125ae"/>
    </style:style>
    <style:style style:name="T32" style:family="text">
      <style:text-properties officeooo:rsid="005cfd44"/>
    </style:style>
    <style:style style:name="T33" style:family="text">
      <style:text-properties style:text-underline-style="solid" style:text-underline-type="double" style:text-underline-width="auto" style:text-underline-color="font-color"/>
    </style:style>
    <style:style style:name="T3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ython :</text:p>
      <text:p text:style-name="P1"/>
      <text:p text:style-name="P1">3. Decorators are special type of function which are called before any specified functions. They are used to carry out specific work before any functions are carried out.</text:p>
      <text:p text:style-name="P1">Example:</text:p>
      <text:p text:style-name="P1"/>
      <text:p text:style-name="P1">def sum():</text:p>
      <text:p text:style-name="P1"><text:tab/>def wrapper(a,b):</text:p>
      <text:p text:style-name="P1"><text:tab/><text:tab/><text:span text:style-name="T2">print(</text:span> a + b<text:span text:style-name="T2">)</text:span></text:p>
      <text:p text:style-name="P1"><text:tab/><text:tab/><text:span text:style-name="T2">return a + b</text:span></text:p>
      <text:p text:style-name="P1"/>
      <text:p text:style-name="P1"><text:tab/>wrapper()</text:p>
      <text:p text:style-name="P1"/>
      <text:p text:style-name="P2">@sum</text:p>
      <text:p text:style-name="P2">def add( <text:span text:style-name="T1">a, b):</text:span></text:p>
      <text:p text:style-name="P2"><text:tab/><text:span text:style-name="T1">pass</text:span></text:p>
      <text:p text:style-name="P2"/>
      <text:p text:style-name="P2"/>
      <text:p text:style-name="P3">4. Random number are those numbers which are generate in certain interval of time constantly which doesn’t have any pattern for its occurrence. But random numbers are not totally random.</text:p>
      <text:p text:style-name="P3"/>
      <text:p text:style-name="P3">We can generate random numbers <text:s/>by using rand() function which is imported from <text:span text:style-name="T3">a</text:span> packages.</text:p>
      <text:p text:style-name="P3"/>
      <text:p text:style-name="P4">6. Fibonacci Series:</text:p>
      <text:p text:style-name="P4"/>
      <text:p text:style-name="P4">def fibonacii(num):</text:p>
      <text:p text:style-name="P4"><text:tab/>if num &lt;= 1:</text:p>
      <text:p text:style-name="P4"><text:tab/><text:tab/>return num</text:p>
      <text:p text:style-name="P4"><text:tab/>else:</text:p>
      <text:p text:style-name="P4"><text:tab/><text:tab/>return fibonacii(num - 1) + fibonacii(num -2)</text:p>
      <text:p text:style-name="P4"/>
      <text:p text:style-name="P4">print(fibonacii(5))</text:p>
      <text:p text:style-name="P4"/>
      <text:p text:style-name="P4"/>
      <text:p text:style-name="P4">7. File read and write:</text:p>
      <text:p text:style-name="P4"/>
      <text:p text:style-name="P4">def file_read():</text:p>
      <text:p text:style-name="P4"><text:tab/>with open(‘read.txt’,’r’) as f:</text:p>
      <text:p text:style-name="P4"><text:tab/><text:tab/>text = f.read()</text:p>
      <text:p text:style-name="P4"><text:tab/><text:tab/>print(text)</text:p>
      <text:p text:style-name="P4"/>
      <text:p text:style-name="P4">file_read()</text:p>
      <text:p text:style-name="P4"/>
      <text:p text:style-name="P5">def file_write():</text:p>
      <text:p text:style-name="P5"><text:tab/>with open(‘write.txt’, ‘w’) as f:</text:p>
      <text:p text:style-name="P5"><text:tab/><text:tab/>f.write(“This is my test”)</text:p>
      <text:p text:style-name="P5"/>
      <text:p text:style-name="P5">file_write()</text:p>
      <text:p text:style-name="P5"><text:soft-page-break/></text:p>
      <text:p text:style-name="P6">8. As we know, we don’t have switch statement in python. To implement switch case statement we must use series of if conditions.</text:p>
      <text:p text:style-name="P6"/>
      <text:p text:style-name="P6">Example:</text:p>
      <text:p text:style-name="P6"/>
      <text:p text:style-name="P6">def switch(case):</text:p>
      <text:p text:style-name="P6"><text:tab/>if case == 1:</text:p>
      <text:p text:style-name="P6"><text:tab/><text:tab/>print(“One”)</text:p>
      <text:p text:style-name="P6"><text:tab/>elif case == 2:</text:p>
      <text:p text:style-name="P6"><text:tab/><text:tab/>print(“two”)</text:p>
      <text:p text:style-name="P6"><text:tab/>elif case == 3:</text:p>
      <text:p text:style-name="P6"><text:tab/><text:tab/>print(“Three”)</text:p>
      <text:p text:style-name="P6"><text:tab/>elif case == 4:</text:p>
      <text:p text:style-name="P6"><text:tab/><text:tab/>print(“Four”)</text:p>
      <text:p text:style-name="P6"><text:tab/>elif case == 5:</text:p>
      <text:p text:style-name="P6"><text:tab/><text:tab/>print(“Five”)</text:p>
      <text:p text:style-name="P6"><text:tab/>elif case == 6:</text:p>
      <text:p text:style-name="P6"><text:tab/><text:tab/>print(“Six”)</text:p>
      <text:p text:style-name="P6"><text:tab/>elif case <text:s/>== 7:</text:p>
      <text:p text:style-name="P6"><text:tab/><text:tab/>print(“Seven”)</text:p>
      <text:p text:style-name="P6"><text:tab/>elif case == 8:</text:p>
      <text:p text:style-name="P6"><text:tab/><text:tab/>print(“Eight”)</text:p>
      <text:p text:style-name="P6"><text:tab/>elif case == 9:</text:p>
      <text:p text:style-name="P6"><text:tab/><text:tab/>print(“Nine”)</text:p>
      <text:p text:style-name="P6"><text:tab/>elif case == 0:</text:p>
      <text:p text:style-name="P6"><text:tab/><text:tab/>print(“Zero”)</text:p>
      <text:p text:style-name="P6"><text:tab/>else:</text:p>
      <text:p text:style-name="P6"><text:tab/><text:tab/>print(“Its not a valid number”)</text:p>
      <text:p text:style-name="P6"/>
      <text:p text:style-name="P36">9.</text:p>
      <text:p text:style-name="P36"><text:span text:style-name="T29">a. </text:span><text:span text:style-name="T28">list Comprehension:</text:span></text:p>
      <text:p text:style-name="P35"><text:span text:style-name="T28"/></text:p>
      <text:p text:style-name="P35"><text:span text:style-name="T28"><text:tab/>x = [1,2,3,4]</text:span></text:p>
      <text:p text:style-name="P35"><text:span text:style-name="T28"><text:tab/>y = [ a**2 for a in x]</text:span></text:p>
      <text:p text:style-name="P35"><text:span text:style-name="T28"/></text:p>
      <text:p text:style-name="P37"><text:span text:style-name="T28">b. Tuple Comprehension:</text:span></text:p>
      <text:p text:style-name="P37"><text:tab/><text:span text:style-name="T30">x = (1,2,3,4)</text:span></text:p>
      <text:p text:style-name="P37"><text:tab/><text:span text:style-name="T31">y =tuple(a**2 for a in x )</text:span></text:p>
      <text:p text:style-name="P37"/>
      <text:p text:style-name="P12">c. Dictionary Comprehension:</text:p>
      <text:p text:style-name="P12"><text:tab/>x = {‘name’: ‘shital’, ‘address’: ‘biratnagar’}</text:p>
      <text:p text:style-name="P13"><text:tab/>y = <text:s/>{k:z+ ‘.py’ for (k,z) in x.items()}</text:p>
      <text:p text:style-name="P37"/>
      <text:p text:style-name="P8">12. Lambda functions are also some time called anonymous functions. They are called anonymous because it can be defined anywhere without are formal defination.</text:p>
      <text:p text:style-name="P8"/>
      <text:p text:style-name="P8">Example:</text:p>
      <text:p text:style-name="P8"/>
      <text:p text:style-name="P8"><text:soft-page-break/>sum = lambda a, b: a + b</text:p>
      <text:p text:style-name="P8">sum(a=1, b=2)</text:p>
      <text:p text:style-name="P8"/>
      <text:p text:style-name="P6"/>
      <text:p text:style-name="P7">15. program:</text:p>
      <text:p text:style-name="P7"/>
      <text:p text:style-name="P7">from datetime import datetime</text:p>
      <text:p text:style-name="P7"/>
      <text:p text:style-name="P7">date = datetime.now()</text:p>
      <text:p text:style-name="P7"/>
      <text:p text:style-name="P7">print(date.strftime(“%Y-%H-%M-%S”)</text:p>
      <text:p text:style-name="P7"/>
      <text:p text:style-name="P7"/>
      <text:p text:style-name="P7"/>
      <text:p text:style-name="P10"/>
      <text:p text:style-name="P11">Django: </text:p>
      <text:p text:style-name="P9"/>
      <text:p text:style-name="P17">1. Let us create a database <text:span text:style-name="T8">table</text:span> about student records <text:span text:style-name="T9">using django models</text:span>.</text:p>
      <text:p text:style-name="P18"/>
      <text:p text:style-name="P18">#model</text:p>
      <text:p text:style-name="P18"/>
      <text:p text:style-name="P17">class Student(models.Model):</text:p>
      <text:p text:style-name="P17"><text:tab/>name = <text:s/>models.<text:span text:style-name="T4">CharField</text:span>(max_length=32)</text:p>
      <text:p text:style-name="P17"><text:tab/>address = models.TextField(max_length=128)</text:p>
      <text:p text:style-name="P17"><text:tab/><text:span text:style-name="T5">semester = models.CharField(max_length=32)</text:span></text:p>
      <text:p text:style-name="P17"><text:tab/><text:span text:style-name="T27">slug = models.CharField(max_length = 32)</text:span></text:p>
      <text:p text:style-name="P17"/>
      <text:p text:style-name="P17"><text:tab/><text:span text:style-name="T6">created_at = models.DateField(auto_now_add = True)</text:span></text:p>
      <text:p text:style-name="P17"><text:tab/><text:span text:style-name="T7">updated_at = models.DateField(auto_now = True)</text:span></text:p>
      <text:p text:style-name="P17"/>
      <text:p text:style-name="P17"/>
      <text:p text:style-name="P19">#API EndPoints are:</text:p>
      <text:p text:style-name="P19"/>
      <text:p text:style-name="P19">a. For List View:</text:p>
      <text:p text:style-name="P20"><text:tab/>url = /api/<text:span text:style-name="T10">v1/student/</text:span></text:p>
      <text:p text:style-name="P20"><text:span text:style-name="T10"><text:tab/>method = get</text:span></text:p>
      <text:p text:style-name="P20"><text:span text:style-name="T10"/></text:p>
      <text:p text:style-name="P20"><text:span text:style-name="T10">b. For Create View:</text:span></text:p>
      <text:p text:style-name="P20"><text:span text:style-name="T10"><text:tab/>url = /</text:span>api/<text:span text:style-name="T10">v1/student/</text:span></text:p>
      <text:p text:style-name="P20"><text:span text:style-name="T10"><text:tab/>method = post</text:span></text:p>
      <text:p text:style-name="P20"><text:span text:style-name="T10"><text:tab/>data_type = json</text:span></text:p>
      <text:p text:style-name="P20"><text:span text:style-name="T10"><text:tab/>data = {‘name’: ‘shital babu luitel’, ‘address’: ‘biratnagar, 03’, ‘semeste’ : ‘8th’}</text:span></text:p>
      <text:p text:style-name="P20"><text:span text:style-name="T10"/></text:p>
      <text:p text:style-name="P22"><text:span text:style-name="T10">c. For Edit View:</text:span></text:p>
      <text:p text:style-name="P22"><text:span text:style-name="T10"><text:tab/>url = /</text:span><text:span text:style-name="T26">api/</text:span><text:span text:style-name="T11">v1/student/</text:span><text:span text:style-name="T12">(?P &lt;</text:span><text:span text:style-name="T13">slug</text:span><text:span text:style-name="T12">&gt;</text:span><text:span text:style-name="T13">[\w-]+</text:span><text:span text:style-name="T12">)/</text:span></text:p>
      <text:p text:style-name="P22"><text:span text:style-name="T12"><text:tab/></text:span><text:span text:style-name="T14">method = </text:span><text:span text:style-name="T17">put/patch/post</text:span></text:p>
      <text:p text:style-name="P22"><text:span text:style-name="T14"><text:tab/>data_type = json</text:span></text:p>
      <text:p text:style-name="P21"><text:span text:style-name="T10"><text:tab/>data = {‘name’: ‘shital babu luitel’, ‘address’: ‘biratnagar, 03’, ‘semeste’ : ‘</text:span><text:span text:style-name="T14">completed</text:span><text:span text:style-name="T10">’}</text:span></text:p>
      <text:p text:style-name="P21"><text:soft-page-break/><text:span text:style-name="T10"/></text:p>
      <text:p text:style-name="P23"><text:span text:style-name="T18">d</text:span><text:span text:style-name="T14">. For </text:span><text:span text:style-name="T15">Delete</text:span><text:span text:style-name="T14"> View:</text:span></text:p>
      <text:p text:style-name="P24"><text:span text:style-name="T14"><text:tab/></text:span><text:span text:style-name="T10">url = /</text:span><text:span text:style-name="T26">api/</text:span><text:span text:style-name="T11">v1/student/</text:span><text:span text:style-name="T12">(?P &lt;</text:span><text:span text:style-name="T13">slug</text:span><text:span text:style-name="T12">&gt;</text:span><text:span text:style-name="T13">[\w-]+</text:span><text:span text:style-name="T12">)/</text:span></text:p>
      <text:p text:style-name="P24"><text:span text:style-name="T12"><text:tab/></text:span><text:span text:style-name="T14">method = </text:span><text:span text:style-name="T16">delete</text:span></text:p>
      <text:p text:style-name="P24"><text:span text:style-name="T16"/></text:p>
      <text:p text:style-name="P25"><text:span text:style-name="T16">e. </text:span><text:span text:style-name="T10">For Detail View:</text:span></text:p>
      <text:p text:style-name="P25"><text:span text:style-name="T10"><text:tab/>url = /</text:span>api<text:span text:style-name="T10">/v1/studdent/(?P&lt;slug&gt;[\w-]+)/</text:span></text:p>
      <text:p text:style-name="P25"><text:span text:style-name="T10"><text:tab/></text:span><text:span text:style-name="T19">method = get</text:span></text:p>
      <text:p text:style-name="P25"><text:span text:style-name="T19"/></text:p>
      <text:p text:style-name="P25"><text:span text:style-name="T19"/></text:p>
      <text:p text:style-name="P25"><text:span text:style-name="T19"/></text:p>
      <text:p text:style-name="P25"><text:span text:style-name="T19"/></text:p>
      <text:p text:style-name="P26"><text:span text:style-name="T19">3. </text:span><text:span text:style-name="T10">I prefere Jwt </text:span><text:span text:style-name="T20">based</text:span><text:span text:style-name="T10"> </text:span><text:span text:style-name="T21">authentication</text:span><text:span text:style-name="T20"> </text:span><text:span text:style-name="T10">for user in REST API usage.</text:span></text:p>
      <text:p text:style-name="P26"><text:span text:style-name="T10"/></text:p>
      <text:p text:style-name="P27"><text:span text:style-name="T10">4. Oauth is a kind of user authentication platform which is used to authenticate user for our system. It uses per-existing data from different per-existing online platforms. By the usage of Oauth it is easier to register and confirm user in more secure way. </text:span><text:span text:style-name="T22">One of the best example of oauth can be seen in mero job portal site. We can register an user directly within mero job portal or we can regester using different platforms such as using gmail accounts, linkedin accounts, facebook account and many more.</text:span></text:p>
      <text:p text:style-name="P27"><text:span text:style-name="T22"/></text:p>
      <text:p text:style-name="P27"><text:span text:style-name="T22"/></text:p>
      <text:p text:style-name="P15"><text:span text:style-name="T22">L</text:span><text:span text:style-name="T10">ogics:</text:span></text:p>
      <text:p text:style-name="P15"><text:span text:style-name="T10"/></text:p>
      <text:p text:style-name="P28"><text:span text:style-name="T10">1. d ( haplresbo )</text:span></text:p>
      <text:p text:style-name="P29"><text:span text:style-name="T10">2. c ( agnosvitriblunin )</text:span></text:p>
      <text:p text:style-name="P29"><text:span text:style-name="T10"/></text:p>
      <text:p text:style-name="P16"><text:span text:style-name="T10">Database:</text:span></text:p>
      <text:p text:style-name="P30"><text:span text:style-name="T10"/></text:p>
      <text:p text:style-name="P30"><text:span text:style-name="T10">1. RDBMS stands for relational database management system. RDBMS is a database management system in which different tables within a database are related with each other. There may be different types of relations between tables like one-to-one, one-to-many, many-to-many.</text:span></text:p>
      <text:p text:style-name="P30"><text:span text:style-name="T10"/></text:p>
      <text:p text:style-name="P31"><text:span text:style-name="T10">2. Normalization is a technique used in database to reduce redundancy of data so that performance of a database can be increased.</text:span></text:p>
      <text:p text:style-name="P31"><text:span text:style-name="T10"/></text:p>
      <text:p text:style-name="P31"><text:span text:style-name="T10">1NF → It says that each cell for a table must contain one data.</text:span></text:p>
      <text:p text:style-name="P31"><text:span text:style-name="T10">2 NF → A table to be in 2NF must satisfy 1NF first. After that 2NF says that a table must contain unique primary key.</text:span></text:p>
      <text:p text:style-name="P31"><text:span text:style-name="T10">3NF → Create </text:span><text:span text:style-name="T23">separate</text:span><text:span text:style-name="T10"> table for repeated data and join using foreign key.</text:span></text:p>
      <text:p text:style-name="P31"><text:span text:style-name="T10"/></text:p>
      <text:p text:style-name="P31"><text:span text:style-name="T10"/></text:p>
      <text:p text:style-name="P32"><text:span text:style-name="T10">3. </text:span><text:span text:style-name="T24">Re-usability is the main benefit for stored procedures over raw queries/views. Once a stored procedures is developed it can be used multiple time which saves time for redefining queries.</text:span></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3"><text:soft-page-break/><text:span text:style-name="T24">E</text:span><text:span text:style-name="T10">XTRA DATABASE:</text:span></text:p>
      <text:p text:style-name="P33"><text:span text:style-name="T10"/></text:p>
      <text:p text:style-name="P33"><text:span text:style-name="T10">1.</text:span></text:p>
      <text:p text:style-name="P33"><text:span text:style-name="T10">→ This given data is already in 1NF.</text:span></text:p>
      <text:p text:style-name="P33"><text:span text:style-name="T10">→ For 2NF,</text:span></text:p>
      <text:p text:style-name="P33"><text:span text:style-name="T10"><text:tab/></text:span></text:p>
      <text:p text:style-name="P33"><text:span text:style-name="T10"><text:tab/>lets make a new column </text:span><text:span text:style-name="T25">user_</text:span><text:span text:style-name="T10">id as a primary key</text:span></text:p>
      <table:table table:name="Table2" table:style-name="Table2">
        <table:table-column table:style-name="Table2.A" table:number-columns-repeated="5"/>
        <table:table-row>
          <table:table-cell table:style-name="Table2.A1" office:value-type="string">
            <text:p text:style-name="P51">user_i<text:span text:style-name="T34">d</text:span></text:p>
          </table:table-cell>
          <table:table-cell table:style-name="Table2.A1" office:value-type="string">
            <text:p text:style-name="P38">Full Name </text:p>
          </table:table-cell>
          <table:table-cell table:style-name="Table2.A1" office:value-type="string">
            <text:p text:style-name="P38">Address</text:p>
          </table:table-cell>
          <table:table-cell table:style-name="Table2.A1" office:value-type="string">
            <text:p text:style-name="P38">Vehicles</text:p>
          </table:table-cell>
          <table:table-cell table:style-name="Table2.E1" office:value-type="string">
            <text:p text:style-name="P38">Salutation</text:p>
          </table:table-cell>
        </table:table-row>
        <table:table-row>
          <table:table-cell table:style-name="Table2.A2" office:value-type="string">
            <text:p text:style-name="P38">1</text:p>
          </table:table-cell>
          <table:table-cell table:style-name="Table2.A2" office:value-type="string">
            <text:p text:style-name="P38">Ram Raut</text:p>
          </table:table-cell>
          <table:table-cell table:style-name="Table2.A2" office:value-type="string">
            <text:p text:style-name="P38">Thimi, BhaktaPur</text:p>
          </table:table-cell>
          <table:table-cell table:style-name="Table2.A2" office:value-type="string">
            <text:p text:style-name="P39">Scooter</text:p>
          </table:table-cell>
          <table:table-cell table:style-name="Table2.E2" office:value-type="string">
            <text:p text:style-name="P39">Mr.</text:p>
          </table:table-cell>
        </table:table-row>
        <table:table-row>
          <table:table-cell table:style-name="Table2.A2" office:value-type="string">
            <text:p text:style-name="P38">2</text:p>
          </table:table-cell>
          <table:table-cell table:style-name="Table2.A2" office:value-type="string">
            <text:p text:style-name="P38">Ram Raut</text:p>
          </table:table-cell>
          <table:table-cell table:style-name="Table2.A2" office:value-type="string">
            <text:p text:style-name="P38">Thimi, Bhaktapur</text:p>
          </table:table-cell>
          <table:table-cell table:style-name="Table2.A2" office:value-type="string">
            <text:p text:style-name="P39">Car</text:p>
          </table:table-cell>
          <table:table-cell table:style-name="Table2.E2" office:value-type="string">
            <text:p text:style-name="P39">Mr.</text:p>
          </table:table-cell>
        </table:table-row>
        <table:table-row>
          <table:table-cell table:style-name="Table2.A2" office:value-type="string">
            <text:p text:style-name="P38">3</text:p>
          </table:table-cell>
          <table:table-cell table:style-name="Table2.A2" office:value-type="string">
            <text:p text:style-name="P38">Sita Kusum</text:p>
          </table:table-cell>
          <table:table-cell table:style-name="Table2.A2" office:value-type="string">
            <text:p text:style-name="P38">New Road, Kathmandu</text:p>
          </table:table-cell>
          <table:table-cell table:style-name="Table2.A2" office:value-type="string">
            <text:p text:style-name="P39">Motercycle</text:p>
          </table:table-cell>
          <table:table-cell table:style-name="Table2.E2" office:value-type="string">
            <text:p text:style-name="P39">Mrs.</text:p>
          </table:table-cell>
        </table:table-row>
        <table:table-row>
          <table:table-cell table:style-name="Table2.A2" office:value-type="string">
            <text:p text:style-name="P38">4</text:p>
          </table:table-cell>
          <table:table-cell table:style-name="Table2.A2" office:value-type="string">
            <text:p text:style-name="P38">Sita Kusum</text:p>
          </table:table-cell>
          <table:table-cell table:style-name="Table2.A2" office:value-type="string">
            <text:p text:style-name="P38">New Road, Kathmandu</text:p>
          </table:table-cell>
          <table:table-cell table:style-name="Table2.A2" office:value-type="string">
            <text:p text:style-name="P39">Jeep</text:p>
          </table:table-cell>
          <table:table-cell table:style-name="Table2.E2" office:value-type="string">
            <text:p text:style-name="P39">Mrs.</text:p>
          </table:table-cell>
        </table:table-row>
        <table:table-row>
          <table:table-cell table:style-name="Table2.A2" office:value-type="string">
            <text:p text:style-name="P38">5</text:p>
          </table:table-cell>
          <table:table-cell table:style-name="Table2.A2" office:value-type="string">
            <text:p text:style-name="P38">Sita Kusum</text:p>
          </table:table-cell>
          <table:table-cell table:style-name="Table2.A2" office:value-type="string">
            <text:p text:style-name="P38">Jawalakhel, Lalitpur</text:p>
          </table:table-cell>
          <table:table-cell table:style-name="Table2.A2" office:value-type="string">
            <text:p text:style-name="P39">Car</text:p>
          </table:table-cell>
          <table:table-cell table:style-name="Table2.E2" office:value-type="string">
            <text:p text:style-name="P39">Mrs.</text:p>
          </table:table-cell>
        </table:table-row>
      </table:table>
      <text:p text:style-name="P33"><text:span text:style-name="T10"/></text:p>
      <text:p text:style-name="P33"><text:span text:style-name="T10"/></text:p>
      <text:p text:style-name="P33"><text:span text:style-name="T10">→For 3NF,</text:span></text:p>
      <text:p text:style-name="P33"><text:span text:style-name="T10"><text:tab/></text:span></text:p>
      <text:p text:style-name="P33"><text:span text:style-name="T10"><text:tab/>lets separate Salutation the table as follow.</text:span></text:p>
      <text:p text:style-name="P34"><text:span text:style-name="T10"/></text:p>
      <table:table table:name="Table1" table:style-name="Table1">
        <table:table-column table:style-name="Table1.A"/>
        <table:table-column table:style-name="Table1.B" table:number-columns-repeated="3"/>
        <table:table-row>
          <table:table-cell table:style-name="Table1.A1" office:value-type="string">
            <text:p text:style-name="P40"><text:span text:style-name="T32">User_id</text:span></text:p>
          </table:table-cell>
          <table:table-cell table:style-name="Table1.A1" office:value-type="string">
            <text:p text:style-name="P38">Full Name </text:p>
          </table:table-cell>
          <table:table-cell table:style-name="Table1.A1" office:value-type="string">
            <text:p text:style-name="P38">Address </text:p>
          </table:table-cell>
          <table:table-cell table:style-name="Table1.D1" office:value-type="string">
            <text:p text:style-name="P40">Salutation_id</text:p>
          </table:table-cell>
        </table:table-row>
        <table:table-row>
          <table:table-cell table:style-name="Table1.A2" office:value-type="string">
            <text:p text:style-name="P41">1</text:p>
          </table:table-cell>
          <table:table-cell table:style-name="Table1.A2" office:value-type="string">
            <text:p text:style-name="P41">Ram Raut</text:p>
          </table:table-cell>
          <table:table-cell table:style-name="Table1.A2" office:value-type="string">
            <text:p text:style-name="P41">Thimi, Bhaktapur</text:p>
          </table:table-cell>
          <table:table-cell table:style-name="Table1.D2" office:value-type="string">
            <text:p text:style-name="P42">1</text:p>
          </table:table-cell>
        </table:table-row>
        <table:table-row>
          <table:table-cell table:style-name="Table1.A2" office:value-type="string">
            <text:p text:style-name="P41">2</text:p>
          </table:table-cell>
          <table:table-cell table:style-name="Table1.A2" office:value-type="string">
            <text:p text:style-name="P41">Sita Kusum</text:p>
          </table:table-cell>
          <table:table-cell table:style-name="Table1.A2" office:value-type="string">
            <text:p text:style-name="P41">New Road, Kathmandu</text:p>
          </table:table-cell>
          <table:table-cell table:style-name="Table1.D2" office:value-type="string">
            <text:p text:style-name="P42">2</text:p>
          </table:table-cell>
        </table:table-row>
        <table:table-row>
          <table:table-cell table:style-name="Table1.A4" office:value-type="string">
            <text:p text:style-name="P41">3</text:p>
          </table:table-cell>
          <table:table-cell table:style-name="Table1.A4" office:value-type="string">
            <text:p text:style-name="P41">Sita Kusum</text:p>
          </table:table-cell>
          <table:table-cell table:style-name="Table1.A4" office:value-type="string">
            <text:p text:style-name="P41">Jawalakhel, Lalitpur</text:p>
          </table:table-cell>
          <table:table-cell table:style-name="Table1.D4" office:value-type="string">
            <text:p text:style-name="P42">3</text:p>
          </table:table-cell>
        </table:table-row>
      </table:table>
      <text:p text:style-name="P33"><text:span text:style-name="T10"><text:s/></text:span></text:p>
      <text:p text:style-name="P33"><text:span text:style-name="T10"/></text:p>
      <table:table table:name="Table3" table:style-name="Table3">
        <table:table-column table:style-name="Table3.A" table:number-columns-repeated="2"/>
        <table:table-row>
          <table:table-cell table:style-name="Table3.A1" office:value-type="string">
            <text:p text:style-name="P43">Salutation_id</text:p>
          </table:table-cell>
          <table:table-cell table:style-name="Table3.B1" office:value-type="string">
            <text:p text:style-name="P43">Salutation</text:p>
          </table:table-cell>
        </table:table-row>
        <table:table-row>
          <table:table-cell table:style-name="Table3.A2" office:value-type="string">
            <text:p text:style-name="P43">1</text:p>
          </table:table-cell>
          <table:table-cell table:style-name="Table3.B2" office:value-type="string">
            <text:p text:style-name="P43">Mr.</text:p>
          </table:table-cell>
        </table:table-row>
        <table:table-row>
          <table:table-cell table:style-name="Table3.A2" office:value-type="string">
            <text:p text:style-name="P43">2</text:p>
          </table:table-cell>
          <table:table-cell table:style-name="Table3.B2" office:value-type="string">
            <text:p text:style-name="P43">Mrs.</text:p>
          </table:table-cell>
        </table:table-row>
      </table:table>
      <text:p text:style-name="P33"><text:span text:style-name="T10"/></text:p>
      <table:table table:name="Table4" table:style-name="Table4">
        <table:table-column table:style-name="Table4.A" table:number-columns-repeated="2"/>
        <table:table-row>
          <table:table-cell table:style-name="Table4.A1" office:value-type="string">
            <text:p text:style-name="P44">Vehicles_id</text:p>
          </table:table-cell>
          <table:table-cell table:style-name="Table4.B1" office:value-type="string">
            <text:p text:style-name="P44">Vehicles</text:p>
          </table:table-cell>
        </table:table-row>
        <table:table-row>
          <table:table-cell table:style-name="Table4.A2" office:value-type="string">
            <text:p text:style-name="P44">1</text:p>
          </table:table-cell>
          <table:table-cell table:style-name="Table4.B2" office:value-type="string">
            <text:p text:style-name="P44">Scooter</text:p>
          </table:table-cell>
        </table:table-row>
        <table:table-row>
          <table:table-cell table:style-name="Table4.A2" office:value-type="string">
            <text:p text:style-name="P44">2</text:p>
          </table:table-cell>
          <table:table-cell table:style-name="Table4.B2" office:value-type="string">
            <text:p text:style-name="P44">Car</text:p>
          </table:table-cell>
        </table:table-row>
        <table:table-row>
          <table:table-cell table:style-name="Table4.A2" office:value-type="string">
            <text:p text:style-name="P44">3</text:p>
          </table:table-cell>
          <table:table-cell table:style-name="Table4.B2" office:value-type="string">
            <text:p text:style-name="P49">Jeep</text:p>
          </table:table-cell>
        </table:table-row>
        <table:table-row>
          <table:table-cell table:style-name="Table4.A2" office:value-type="string">
            <text:p text:style-name="P44">4</text:p>
          </table:table-cell>
          <table:table-cell table:style-name="Table4.B2" office:value-type="string">
            <text:p text:style-name="P45">MotorCycle</text:p>
          </table:table-cell>
        </table:table-row>
      </table:table>
      <text:p text:style-name="P33"><text:span text:style-name="T10"/></text:p>
      <text:p text:style-name="P33"><text:span text:style-name="T10"/></text:p>
      <text:p text:style-name="P33"><text:span text:style-name="T10"/></text:p>
      <table:table table:name="Table5" table:style-name="Table5">
        <table:table-column table:style-name="Table5.A"/>
        <table:table-column table:style-name="Table5.B" table:number-columns-repeated="2"/>
        <table:table-row>
          <table:table-cell table:style-name="Table5.A1" office:value-type="string">
            <text:p text:style-name="P46">Id</text:p>
          </table:table-cell>
          <table:table-cell table:style-name="Table5.A1" office:value-type="string">
            <text:p text:style-name="P47">User_id</text:p>
          </table:table-cell>
          <table:table-cell table:style-name="Table5.C1" office:value-type="string">
            <text:p text:style-name="P47">Vechile_id</text:p>
          </table:table-cell>
        </table:table-row>
        <text:soft-page-break/>
        <table:table-row>
          <table:table-cell table:style-name="Table5.A2" office:value-type="string">
            <text:p text:style-name="P48">1</text:p>
          </table:table-cell>
          <table:table-cell table:style-name="Table5.A2" office:value-type="string">
            <text:p text:style-name="P48">1</text:p>
          </table:table-cell>
          <table:table-cell table:style-name="Table5.C2" office:value-type="string">
            <text:p text:style-name="P50">1</text:p>
          </table:table-cell>
        </table:table-row>
        <table:table-row>
          <table:table-cell table:style-name="Table5.A2" office:value-type="string">
            <text:p text:style-name="P48">2</text:p>
          </table:table-cell>
          <table:table-cell table:style-name="Table5.A2" office:value-type="string">
            <text:p text:style-name="P48">1</text:p>
          </table:table-cell>
          <table:table-cell table:style-name="Table5.C2" office:value-type="string">
            <text:p text:style-name="P50">2</text:p>
          </table:table-cell>
        </table:table-row>
        <table:table-row>
          <table:table-cell table:style-name="Table5.A2" office:value-type="string">
            <text:p text:style-name="P48">3</text:p>
          </table:table-cell>
          <table:table-cell table:style-name="Table5.A2" office:value-type="string">
            <text:p text:style-name="P48">2</text:p>
          </table:table-cell>
          <table:table-cell table:style-name="Table5.C2" office:value-type="string">
            <text:p text:style-name="P50">4</text:p>
          </table:table-cell>
        </table:table-row>
        <table:table-row>
          <table:table-cell table:style-name="Table5.A2" office:value-type="string">
            <text:p text:style-name="P48">4</text:p>
          </table:table-cell>
          <table:table-cell table:style-name="Table5.A2" office:value-type="string">
            <text:p text:style-name="P48">2</text:p>
          </table:table-cell>
          <table:table-cell table:style-name="Table5.C2" office:value-type="string">
            <text:p text:style-name="P50">3</text:p>
          </table:table-cell>
        </table:table-row>
        <table:table-row>
          <table:table-cell table:style-name="Table5.A2" office:value-type="string">
            <text:p text:style-name="P48">5</text:p>
          </table:table-cell>
          <table:table-cell table:style-name="Table5.A2" office:value-type="string">
            <text:p text:style-name="P48">3</text:p>
          </table:table-cell>
          <table:table-cell table:style-name="Table5.C2" office:value-type="string">
            <text:p text:style-name="P50">2</text:p>
          </table:table-cell>
        </table:table-row>
      </table:table>
      <text:p text:style-name="P3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2:20:09.304568425</meta:creation-date>
    <dc:date>2019-06-13T14:07:18.234982624</dc:date>
    <meta:editing-duration>PT1H46M35S</meta:editing-duration>
    <meta:editing-cycles>72</meta:editing-cycles>
    <meta:generator>LibreOffice/6.0.7.3$Linux_X86_64 LibreOffice_project/00m0$Build-3</meta:generator>
    <meta:document-statistic meta:table-count="5" meta:image-count="0" meta:object-count="0" meta:page-count="6" meta:paragraph-count="205" meta:word-count="830" meta:character-count="5001" meta:non-whitespace-character-count="4280"/>
  </office:meta>
</office:document-meta>
</file>